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color="#800000"/>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1a506e" style:font-style-asian="normal" style:font-weight-asian="bold" style:font-style-complex="normal" style:font-weight-complex="bold"/>
    </style:style>
    <style:style style:name="T3" style:family="text">
      <style:text-properties officeooo:rsid="001a506e"/>
    </style:style>
    <style:style style:name="T4" style:family="text">
      <style:text-properties fo:color="#800000"/>
    </style:style>
    <style:style style:name="T5" style:family="text">
      <style:text-properties fo:color="#800000" officeooo:rsid="00063e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text:span text:style-name="T3">arbre de décision et reconnaissance de visages</text:span></text:p>
      <text:p text:style-name="P4"/>
      <text:p text:style-name="P2"/>
      <text:p text:style-name="P2"/>
      <text:p text:style-name="P2"/>
      <text:h text:style-name="Heading_20_2" text:outline-level="2"><text:tab/>Introduction</text:h>
      <text:p text:style-name="Text_20_body"/>
      <text:p text:style-name="Standard"><text:tab/><text:span text:style-name="T4">Durant ce TP, nous allons </text:span><text:span text:style-name="T5">voir comment utiliser efficacement les arbres de décisions. Pour ce faire, nous allons prendre une variante du jeu du pendu où l'ordinateur va devoir deviner un mot dans un dictionnaire en nous demandant si une lettre appartient ou non au mot choisi.</text:span></text:p>
      <text:p text:style-name="P5"/>
      <text:p text:style-name="Standard"/>
      <text:h text:style-name="Heading_20_2" text:outline-level="2"><text:tab/></text:h>
      <text:p text:style-name="Standard"><text:span text:style-name="T1"><text:tab/></text:span><text:span text:style-name="T2">Dans notre image AllFaces en N&amp;B nous souhaitons obtenir une image par visage. Pour connaître la taille d'une image, il faut diviser la taille de l'image par le nombre de visages <text:s/>pour chaque dimension (en largeur et en hauteur). Nous avons alors une taille de 660/20 = 33 sur 800/20 = 40.</text:span></text:p>
      <text:p text:style-name="Standard"/>
      <text:p text:style-name="Standard"><text:span text:style-name="T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3-23T17:16:17.852183605</dc:date>
    <meta:editing-duration>PT19H14M24S</meta:editing-duration>
    <meta:editing-cycles>111</meta:editing-cycles>
    <meta:generator>LibreOffice/4.3.3.2$Linux_X86_64 LibreOffice_project/430m0$Build-2</meta:generator>
    <dc:creator>Kroll Remi</dc:creator>
    <meta:document-statistic meta:table-count="0" meta:image-count="0" meta:object-count="0" meta:page-count="1" meta:paragraph-count="7" meta:word-count="113" meta:character-count="663" meta:non-whitespace-character-count="551"/>
  </office:meta>
</office:document-meta>
</file>